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officeooo:rsid="00065384" officeooo:paragraph-rsid="00065384"/>
    </style:style>
    <style:style style:name="P4" style:family="paragraph" style:parent-style-name="Standard">
      <style:text-properties officeooo:paragraph-rsid="0006f4c1"/>
    </style:style>
    <style:style style:name="P5" style:family="paragraph" style:parent-style-name="Standard">
      <style:text-properties fo:font-style="italic" officeooo:rsid="0006f4c1" officeooo:paragraph-rsid="0006f4c1" style:font-style-asian="italic" style:font-style-complex="italic"/>
    </style:style>
    <style:style style:name="P6" style:family="paragraph" style:parent-style-name="Standard">
      <style:text-properties fo:font-style="normal" officeooo:rsid="0006f4c1" officeooo:paragraph-rsid="0006f4c1" style:font-style-asian="normal" style:font-style-complex="normal"/>
    </style:style>
    <style:style style:name="P7" style:family="paragraph" style:parent-style-name="Standard">
      <style:text-properties fo:font-style="normal" officeooo:rsid="0009d8d8" officeooo:paragraph-rsid="0009d8d8" style:font-style-asian="normal" style:font-style-complex="normal"/>
    </style:style>
    <style:style style:name="P8" style:family="paragraph" style:parent-style-name="Standard">
      <style:text-properties officeooo:paragraph-rsid="000c8383"/>
    </style:style>
    <style:style style:name="T1" style:family="text">
      <style:text-properties officeooo:rsid="00064e60"/>
    </style:style>
    <style:style style:name="T2" style:family="text">
      <style:text-properties officeooo:rsid="00065384"/>
    </style:style>
    <style:style style:name="T3" style:family="text">
      <style:text-properties officeooo:rsid="0006f4c1"/>
    </style:style>
    <style:style style:name="T4" style:family="text">
      <style:text-properties fo:font-style="italic" officeooo:rsid="0006f4c1" style:font-style-asian="italic" style:font-style-complex="italic"/>
    </style:style>
    <style:style style:name="T5" style:family="text">
      <style:text-properties fo:font-style="italic" officeooo:rsid="000c7683" style:font-style-asian="italic" style:font-style-complex="italic"/>
    </style:style>
    <style:style style:name="T6" style:family="text">
      <style:text-properties officeooo:rsid="00085b3d"/>
    </style:style>
    <style:style style:name="T7" style:family="text">
      <style:text-properties officeooo:rsid="0009d8d8"/>
    </style:style>
    <style:style style:name="T8" style:family="text">
      <style:text-properties officeooo:rsid="000b6c58"/>
    </style:style>
    <style:style style:name="T9" style:family="text">
      <style:text-properties officeooo:rsid="000c7683"/>
    </style:style>
    <style:style style:name="T10" style:family="text">
      <style:text-properties officeooo:rsid="000c83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ject 1 </text:span>Finding Lane Lines on the Road</text:p>
      <text:p text:style-name="Standard"/>
      <text:p text:style-name="P1"><text:span text:style-name="T1">1. </text:span>Pipeline description</text:p>
      <text:p text:style-name="Standard"/>
      <text:p text:style-name="P3">For video processing, we use opencv to load the video. Then we extract frames from video using <text:span text:style-name="T3">OpenCV</text:span> functions and process these frames one at a time as per the description below:</text:p>
      <text:p text:style-name="Standard"/>
      <text:p text:style-name="Standard">Step 1: Convert RGB frame to gray scale and filter it using a <text:span text:style-name="T1">Gaussian</text:span> filter to blur the image.</text:p>
      <text:p text:style-name="Standard">Step 2: Detect edges using Canny <text:span text:style-name="T2">edge detection </text:span>algorithm.</text:p>
      <text:p text:style-name="Standard">Step 3: Define a <text:span text:style-name="T2">polygon region </text:span>of interest to discard <text:span text:style-name="T2">any </text:span>detected edges that fall outside of such region.</text:p>
      <text:p text:style-name="Standard">Step 4: Compute Hough transform to <text:span text:style-name="T2">find</text:span> slope of the lane lines.</text:p>
      <text:p text:style-name="P4">Step 5: To draw the lines, negative <text:span text:style-name="T3">slopes</text:span>, positive slopes from the hough transform <text:span text:style-name="T3">and its y-intercept</text:span> <text:span text:style-name="T3">are stored in separate array. From this, we can find the average of positive slope, negative slope, and average of the respective y-intercept. This allows us to draw line using equation of line </text:span><text:span text:style-name="T4">(y = mx+b)</text:span><text:span text:style-name="T3">,</text:span></text:p>
      <text:p text:style-name="P5">where,</text:p>
      <text:p text:style-name="P5">y = <text:span text:style-name="T6">y coordinate</text:span></text:p>
      <text:p text:style-name="P5">m= slope</text:p>
      <text:p text:style-name="P5">x = x coordinate</text:p>
      <text:p text:style-name="P5">b = y-intercept</text:p>
      <text:p text:style-name="P4"/>
      <text:p text:style-name="P6"><text:span text:style-name="T7">step 6: IIR filter is used to average out the slope and y- intercept for smooth transition in between the frames. We then make use of these new average slopes and average intercept to draw lines in the frames. </text:span></text:p>
      <text:p text:style-name="P7">Step <text:span text:style-name="T8">7</text:span>: Output a video from these frames using OpenCV. The video is outputted inside folder ‘/Output_video/test_output_swr.avi’.</text:p>
      <text:p text:style-name="P4"/>
      <text:p text:style-name="P1">2. <text:span text:style-name="T9">P</text:span>otential shortcomings with <text:span text:style-name="T9">the</text:span> current pipeline</text:p>
      <text:p text:style-name="Standard"/>
      <text:p text:style-name="Standard">The pipeline would present a bad behavior when almost horizontal edges are detect. This would add noise to the average slope and intersect values. <text:span text:style-name="T9">The pipeline also cannot filter the shades in the road from the lines in the road. If the lines are curved, then the equation </text:span><text:span text:style-name="T5">y=mx+b </text:span><text:span text:style-name="T9">is not valid and the pipeline fails to detect lines accurately.</text:span></text:p>
      <text:p text:style-name="Standard"/>
      <text:p text:style-name="Standard"/>
      <text:p text:style-name="P1">3. <text:span text:style-name="T9">P</text:span>ossible improvements to <text:span text:style-name="T9">the</text:span> pipeline</text:p>
      <text:p text:style-name="Standard"/>
      <text:p text:style-name="Standard"><text:span text:style-name="T10">1. Filter out slope that are closer to 0.</text:span></text:p>
      <text:p text:style-name="P8"><text:span text:style-name="T10">2. Do not update the line if the slope changes by a lot between subsequent frame. Keep using the current slop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18:38:12.035309022</meta:creation-date>
    <dc:date>2020-09-16T19:26:32.968663101</dc:date>
    <meta:editing-duration>PT27M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328" meta:character-count="1864" meta:non-whitespace-character-count="1554"/>
  </office:meta>
</office:document-meta>
</file>